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Writer.write( java . lang . String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Writer.new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Writer.write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Writer.BufferedWriter( java . io . Writer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Writer.BufferedWriter( java . io . 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Writer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